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font-style="normal" fo:font-weight="normal" officeooo:rsid="000f04c5" officeooo:paragraph-rsid="000f04c5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000000" style:font-name="Liberation Serif" fo:font-size="12pt" fo:font-style="normal" fo:font-weight="normal" officeooo:paragraph-rsid="000f04c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Serif" fo:font-size="12pt" fo:font-style="normal" fo:font-weight="normal" officeooo:rsid="000f04c5" officeooo:paragraph-rsid="000f04c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Serif" fo:font-size="12pt" fo:font-style="normal" fo:font-weight="normal" officeooo:paragraph-rsid="000f04c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f04c5"/>
    </style:style>
    <style:style style:name="T1" style:family="text">
      <style:text-properties officeooo:rsid="000f04c5"/>
    </style:style>
    <style:style style:name="T2" style:family="text">
      <style:text-properties officeooo:rsid="0010b00d"/>
    </style:style>
    <style:style style:name="T3" style:family="text">
      <style:text-properties fo:color="#000000" style:font-name="Liberation Serif" fo:font-size="12pt" fo:font-style="normal" fo:font-weight="normal" officeooo:rsid="000f04c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Liberation Serif" fo:font-size="12pt" fo:font-style="normal" fo:font-weight="normal" officeooo:rsid="0010b00d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1. Kotlin</text:p>
      <text:p text:style-name="P1"/>
      <text:p text:style-name="P1">Задания А. <text:span text:style-name="T2">(Простые функции)</text:span></text:p>
      <text:p text:style-name="P1"/>
      <text:p text:style-name="P2"><text:span text:style-name="T1">1. </text:span>Пользователь задает время в часах, минутах и секундах, например, 8:20:35.</text:p>
      <text:p text:style-name="P3"><text:s/>Рассчитать время в секундах, прошедшее с начала суток (30035 в данном случае).</text:p>
      <text:p text:style-name="P2"><text:span text:style-name="T1">2. </text:span>Пользователь задает длину отрезка в саженях, аршинах и вершках (например, 8 саженей 2 аршина 11 вершков).</text:p>
      <text:p text:style-name="P6"><text:s/>Определить длину того же отрезка в метрах (в данном случае 18.98).</text:p>
      <text:p text:style-name="P3"><text:s/>1 сажень = 3 аршина = 48 вершков, 1 вершок = 4.445 см.</text:p>
      <text:p text:style-name="P2"><text:span text:style-name="T1">3. </text:span>Пользователь задает угол в градусах, минутах и секундах (например, 36 градусов 14 минут 35 секунд).</text:p>
      <text:p text:style-name="P3"><text:s/>Вывести значение того же угла в радианах (например, 0.63256).</text:p>
      <text:p text:style-name="P2"><text:span text:style-name="T1">4. </text:span>Найти длину отрезка, соединяющего точки на плоскости с координатами (x1, y1) и (x2, y2).</text:p>
      <text:p text:style-name="P3">Например, расстояние между (3, 0) и (0, 4) равно 5</text:p>
      <text:p text:style-name="P2"><text:span text:style-name="T1">5. </text:span>Найти длину отрезка, соединяющего точки на плоскости с координатами (x1, y1) и (x2, y2).</text:p>
      <text:p text:style-name="P3">Например, расстояние между (3, 0) и (0, 4) равно 5</text:p>
      <text:p text:style-name="P2"><text:span text:style-name="T1">6. </text:span>Найти длину отрезка, соединяющего точки на плоскости с координатами (x1, y1) и (x2, y2).</text:p>
      <text:p text:style-name="P3">Например, расстояние между (3, 0) и (0, 4) равно 5</text:p>
      <text:p text:style-name="P2"><text:span text:style-name="T1">7. </text:span>Человек положил в банк сумму в s рублей под p% годовых (проценты начисляются в конце года).</text:p>
      <text:p text:style-name="P6"><text:s/>Сколько денег будет на счету через 3 года (с учётом сложных процентов)?</text:p>
      <text:p text:style-name="P3">Например, 100 рублей под 10% годовых превратятся в 133.1 рубля</text:p>
      <text:p text:style-name="P2"><text:span text:style-name="T1">8. </text:span>Пользователь задает целое трехзначное число (например, 478).</text:p>
      <text:p text:style-name="P3">Необходимо вывести число, полученное из заданного перестановкой цифр в обратном порядке (например, 874).</text:p>
      <text:p text:style-name="P7"><text:span text:style-name="T3">Задания B. </text:span><text:span text:style-name="T4">(</text:span>Ветвления<text:span text:style-name="T2">)</text:span></text:p>
      <text:p text:style-name="P5"><text:span text:style-name="T1">1. </text:span>Даны четыре точки на одной прямой: A, B, C и D.</text:p>
      <text:p text:style-name="P6"><text:s/>Координаты точек a, b, c, d соответственно, b &gt;= a, d &gt;= c.</text:p>
      <text:p text:style-name="P6"><text:s/>Найти длину пересечения отрезков AB и CD.</text:p>
      <text:p text:style-name="P3"><text:s/>Если пересечения нет, вернуть -1.</text:p>
      <text:p text:style-name="P5"><text:span text:style-name="T1">2. </text:span>Треугольник задан длинами своих сторон a, b, c.</text:p>
      <text:p text:style-name="P6"><text:s/>Проверить, является ли данный треугольник остроугольным (вернуть 0),</text:p>
      <text:p text:style-name="P6"><text:s/>прямоугольным (вернуть 1) или тупоугольным (вернуть 2).</text:p>
      <text:p text:style-name="P3"><text:s/>Если такой треугольник не существует, вернуть -1.</text:p>
      <text:p text:style-name="P5"><text:span text:style-name="T1">3. </text:span>На шахматной доске стоят черный король и белые ладья и слон</text:p>
      <text:p text:style-name="P6"><text:s/>(ладья бьет по горизонтали и вертикали, слон — по диагоналям).</text:p>
      <text:p text:style-name="P6"><text:s/>Проверить, есть ли угроза королю и если есть, то от кого именно.</text:p>
      <text:p text:style-name="P6"><text:soft-page-break/><text:s/>Вернуть 0, если угрозы нет, 1, если угроза только от ладьи, 2, если только от слона,</text:p>
      <text:p text:style-name="P6">и 3, если угроза есть и от ладьи и от слона.</text:p>
      <text:p text:style-name="P3"><text:s/>Считать, что ладья и слон не могут загораживать друг друга.</text:p>
      <text:p text:style-name="P4"/>
      <text:p text:style-name="P5"><text:span text:style-name="T1">4. </text:span>Нa шахматной доске стоят черный король и две белые ладьи (ладья бьет по горизонтали и вертикали).</text:p>
      <text:p text:style-name="P6"><text:s/>Определить, не находится ли король под боем, а если есть угроза, то от кого именно.</text:p>
      <text:p text:style-name="P6"><text:s/>Вернуть 0, если угрозы нет, 1, если угроза только от первой ладьи, 2, если только от второй ладьи,</text:p>
      <text:p text:style-name="P6"><text:s/>и 3, если угроза от обеих ладей.</text:p>
      <text:p text:style-name="P3"><text:s/>Считать, что ладьи не могут загораживать друг друга</text:p>
      <text:p text:style-name="P5"><text:span text:style-name="T1">5. </text:span>Путник двигался t1 часов со скоростью v1 км/час, затем t2 часов — со скоростью v2 км/час</text:p>
      <text:p text:style-name="P6"><text:s/>и t3 часов — со скоростью v3 км/час.</text:p>
      <text:p text:style-name="P3"><text:s/>Определить, за какое время он одолел первую половину пути?</text:p>
      <text:p text:style-name="P5"><text:span text:style-name="T1">6. </text:span>Мой возраст. Для заданного 0 &lt; n &lt; 200, рассматриваемого как возраст человека,</text:p>
      <text:p text:style-name="P3"><text:s/>вернуть строку вида: «21 год», «32 года», «12 лет»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22:22.685542925</meta:creation-date>
    <dc:date>2019-03-01T14:59:55.576586741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2" meta:paragraph-count="45" meta:word-count="493" meta:character-count="2924" meta:non-whitespace-character-count="2451"/>
  </office:meta>
</office:document-meta>
</file>